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f89f" officeooo:paragraph-rsid="0007f89f"/>
    </style:style>
    <style:style style:name="P2" style:family="paragraph" style:parent-style-name="Standard" style:list-style-name="L1">
      <style:text-properties officeooo:rsid="0007f89f" officeooo:paragraph-rsid="0008add2"/>
    </style:style>
    <style:style style:name="P3" style:family="paragraph" style:parent-style-name="Standard">
      <loext:graphic-properties draw:fill="solid" draw:fill-color="#eeeeee"/>
      <style:paragraph-properties fo:text-align="center" style:justify-single-word="false" fo:background-color="#eeeeee"/>
      <style:text-properties officeooo:rsid="0007f89f" officeooo:paragraph-rsid="0007f89f"/>
    </style:style>
    <style:style style:name="P4" style:family="paragraph" style:parent-style-name="Standard" style:list-style-name="L1">
      <style:text-properties officeooo:paragraph-rsid="0007f89f"/>
    </style:style>
    <style:style style:name="P5" style:family="paragraph" style:parent-style-name="Standard" style:list-style-name="L1">
      <style:text-properties officeooo:paragraph-rsid="000b9476"/>
    </style:style>
    <style:style style:name="P6" style:family="paragraph" style:parent-style-name="Standard" style:list-style-name="L1">
      <style:text-properties officeooo:paragraph-rsid="000c29f9"/>
    </style:style>
    <style:style style:name="P7" style:family="paragraph" style:parent-style-name="Standard" style:list-style-name="L1">
      <style:text-properties fo:font-weight="bold" officeooo:rsid="0007f89f" officeooo:paragraph-rsid="0007f89f" style:font-weight-asian="bold" style:font-weight-complex="bold"/>
    </style:style>
    <style:style style:name="P8" style:family="paragraph" style:parent-style-name="Standard">
      <style:text-properties fo:font-weight="bold" officeooo:rsid="0007f89f" officeooo:paragraph-rsid="0007f89f" style:font-weight-asian="bold" style:font-weight-complex="bold"/>
    </style:style>
    <style:style style:name="P9" style:family="paragraph" style:parent-style-name="Standard">
      <style:text-properties fo:font-weight="bold" officeooo:rsid="000c9b9d" officeooo:paragraph-rsid="000c9b9d" style:font-weight-asian="bold" style:font-weight-complex="bold"/>
    </style:style>
    <style:style style:name="P10" style:family="paragraph" style:parent-style-name="Standard" style:list-style-name="L1">
      <style:text-properties officeooo:rsid="0009eccb" officeooo:paragraph-rsid="0009eccb"/>
    </style:style>
    <style:style style:name="P11" style:family="paragraph" style:parent-style-name="Standard" style:list-style-name="L1">
      <style:text-properties style:text-underline-style="none" officeooo:rsid="000c29f9" officeooo:paragraph-rsid="000c29f9"/>
    </style:style>
    <style:style style:name="P12" style:family="paragraph" style:parent-style-name="Standard" style:list-style-name="L1">
      <style:text-properties style:text-underline-style="none" officeooo:rsid="0007f89f" officeooo:paragraph-rsid="0007f89f"/>
    </style:style>
    <style:style style:name="P13" style:family="paragraph" style:parent-style-name="Standard" style:list-style-name="L1">
      <style:text-properties style:text-underline-style="none" officeooo:rsid="0007f89f" officeooo:paragraph-rsid="000b9476"/>
    </style:style>
    <style:style style:name="P14" style:family="paragraph" style:parent-style-name="Standard">
      <style:text-properties style:text-underline-style="none" officeooo:rsid="0007f89f" officeooo:paragraph-rsid="000b9476"/>
    </style:style>
    <style:style style:name="P15" style:family="paragraph" style:parent-style-name="Standard">
      <style:text-properties officeooo:rsid="000c9b9d" officeooo:paragraph-rsid="000c9b9d"/>
    </style:style>
    <style:style style:name="T1" style:family="text">
      <style:text-properties officeooo:rsid="0007f89f"/>
    </style:style>
    <style:style style:name="T2" style:family="text">
      <style:text-properties officeooo:rsid="0008add2"/>
    </style:style>
    <style:style style:name="T3" style:family="text">
      <style:text-properties officeooo:rsid="0009eccb"/>
    </style:style>
    <style:style style:name="T4" style:family="text">
      <style:text-properties officeooo:rsid="000b9476"/>
    </style:style>
    <style:style style:name="T5" style:family="text">
      <style:text-properties officeooo:rsid="000c29f9"/>
    </style:style>
    <style:style style:name="T6" style:family="text">
      <style:text-properties style:text-underline-style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9">Pseudocódigo del ejercicio de Saltar</text:span></text:p>
      <text:p text:style-name="P15"/>
      <text:p text:style-name="P9">Por Jorge Alvarez Ceñal</text:p>
      <text:p text:style-name="P8"/>
      <text:p text:style-name="P1">El ejercicio trata de un algoritmo que simplemente haga la función de salto en un juego sencillo.</text:p>
      <text:p text:style-name="P1">El jugador simplemente tendrá la función de saltar, dejándo al programa el resto. Puede ser un juego que mueva el decorado automáticamente en otro algoritmo, o el resto del control del jugador también vaya en otro algoritmo.</text:p>
      <text:p text:style-name="P1"/>
      <text:p text:style-name="P1">Aunque el jugador tiene un control limitado a la función de saltar, el programa tiene su complejidad.</text:p>
      <text:p text:style-name="P1"><text:line-break/>El programa <text:s/>debe:</text:p>
      <text:list xml:id="list127739760" text:style-name="L1">
        <text:list-item>
          <text:p text:style-name="P4"><text:span text:style-name="T1">Cargar el decorado desde una base de datos que tenga el programa asignada, una vez cargado debemos cerrar la base de datos</text:span></text:p>
        </text:list-item>
        <text:list-item>
          <text:p text:style-name="P10">Avisar al jugador de que el juego va a empezar, y esperará hasa su confirmación para empezar el juego</text:p>
        </text:list-item>
        <text:list-item>
          <text:p text:style-name="P7">Inicializar las variables<text:span text:style-name="T6"> del jugador:</text:span></text:p>
          <text:list>
            <text:list-header>
              <text:p text:style-name="P11"/>
            </text:list-header>
            <text:list-item>
              <text:p text:style-name="P11">Las posiciones de inicio de partida del jugador:</text:p>
              <text:list>
                <text:list-item>
                  <text:p text:style-name="P11">posicionInicioX = 1</text:p>
                </text:list-item>
                <text:list-item>
                  <text:p text:style-name="P11">posicionInicioY = 1</text:p>
                </text:list-item>
              </text:list>
            </text:list-item>
            <text:list-item>
              <text:p text:style-name="P11">Las posiciones en el juego del jugador:</text:p>
              <text:list>
                <text:list-item>
                  <text:p text:style-name="P11">posX = 1</text:p>
                </text:list-item>
                <text:list-item>
                  <text:p text:style-name="P11">posY = 1</text:p>
                </text:list-item>
              </text:list>
            </text:list-item>
            <text:list-item>
              <text:p text:style-name="P11">La aultura por debajo de la cual es perdida de vida:</text:p>
              <text:list>
                <text:list-item>
                  <text:p text:style-name="P11">alturaMinima = 1</text:p>
                </text:list-item>
              </text:list>
            </text:list-item>
            <text:list-item>
              <text:p text:style-name="P12">vidas = 3. </text:p>
            </text:list-item>
            <text:list-item>
              <text:p text:style-name="P11">Las variables del salto:</text:p>
              <text:list>
                <text:list-item>
                  <text:p text:style-name="P12">impulsoSalto = 0 </text:p>
                </text:list-item>
                <text:list-item>
                  <text:p text:style-name="P12">fuerzaSalto = 3</text:p>
                </text:list-item>
                <text:list-item>
                  <text:p text:style-name="P13">estoySaltando = false<text:span text:style-name="T5">, controlada por el usuario y el programa</text:span></text:p>
                </text:list-item>
                <text:list-item>
                  <text:p text:style-name="P13">estoyEnSuelo = false <text:span text:style-name="T5"><text:s/>controlada por el programa en una funcion interna llamada CalcularPosicion(), la cual segun las coordenadas del jugador y del decorado, comprueba si existe pie en su posición</text:span></text:p>
                </text:list-item>
              </text:list>
            </text:list-item>
          </text:list>
        </text:list-item>
      </text:list>
      <text:p text:style-name="P14"/>
      <text:list xml:id="list211515348038248" text:continue-numbering="true" text:style-name="L1">
        <text:list-item>
          <text:p text:style-name="P2">Una vez estén inicializadas las variables, <text:span text:style-name="T7">entraremos en el bucle general del juego</text:span>, el cual determinará que <text:span text:style-name="T7">mientras las vidas sean mayor o iguales a cero, se seguirá jugando</text:span>, <text:span text:style-name="T2">y </text:span>en el momento en que se<text:span text:style-name="T2"> pierdan todas las vidas, </text:span><text:span text:style-name="T3">dará un aviso en pantalla de despedida, donde esperará confirmación del usuario, y </text:span><text:span text:style-name="T2">ya saldrá del algoritmo del juego</text:span></text:p>
        </text:list-item>
        <text:list-item>
          <text:p text:style-name="P6"><text:span text:style-name="T2">Si </text:span><text:span text:style-name="T3">en lugar de ésto,</text:span><text:span text:style-name="T2"> cumplimos la condición, el programa evaluará la posición del jugador, y determinará si está haciendo suelo o no</text:span><text:span text:style-name="T3">. </text:span></text:p>
        </text:list-item>
        <text:list-item>
          <text:p text:style-name="P6"><text:span text:style-name="T5">S</text:span><text:span text:style-name="T3">i realmente está pisando suelo, el jugador podrá saltar</text:span><text:span text:style-name="T4">, volviendo al bucle principal para ir calculando las posiciones y variables.</text:span></text:p>
        </text:list-item>
        <text:list-item>
          <text:p text:style-name="P5"><text:span text:style-name="T4">Si contamos de que empezamos a saltar, evaluará aun que está en el suelo, pero ahora tendrá la variable de estoySaltando a true, con lo que empezará el ciclo de subida del salto. Y por cada ciclo del bucle ira subiendo hasta su altura maxima, a partir de la cual, deberá perder la variable de estoySaltando, y poner el impulso a cero, con lo cual, empezará a caer hasta volver a tocar suelo</text:span></text:p>
        </text:list-item>
        <text:list-item>
          <text:p text:style-name="P5"><text:span text:style-name="T4">En el punto en el que caigamos por debajo de la posición inferior, perderá una vida, con lo que volverá al inicio del nivel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9T19:34:31.619000000</meta:creation-date>
    <dc:date>2021-11-29T21:15:14.083000000</dc:date>
    <meta:editing-duration>PT58M39S</meta:editing-duration>
    <meta:editing-cycles>3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29" meta:word-count="445" meta:character-count="2442" meta:non-whitespace-character-count="2042"/>
  </office:meta>
</office:document-meta>
</file>